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4.75cm" fo:min-width="4.5cm" fo:padding-top="0.142cm" fo:padding-bottom="0.142cm" fo:padding-left="0.267cm" fo:padding-right="0.267cm"/>
    </style:style>
    <style:style style:name="gr2" style:family="graphic" style:parent-style-name="standard">
      <style:graphic-properties svg:stroke-width="0.212cm" svg:stroke-color="#ed1c24" draw:marker-start-width="0.517cm" draw:marker-end-width="0.517cm" draw:fill-color="#ffffff" draw:textarea-horizontal-align="justify" draw:textarea-vertical-align="middle" draw:auto-grow-height="false" fo:min-height="3.75cm" fo:min-width="3.5cm" fo:padding-top="0.23cm" fo:padding-bottom="0.23cm" fo:padding-left="0.355cm" fo:padding-right="0.355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4.716cm" fo:min-width="4.466cm" fo:padding-top="0.142cm" fo:padding-bottom="0.142cm" fo:padding-left="0.267cm" fo:padding-right="0.267cm"/>
    </style:style>
    <style:style style:name="gr4" style:family="graphic" style:parent-style-name="standard">
      <style:graphic-properties svg:stroke-width="0.212cm" svg:stroke-color="#ed1c24" draw:marker-start-width="0.517cm" draw:marker-end-width="0.517cm" draw:fill-color="#ffffff" draw:textarea-horizontal-align="justify" draw:textarea-vertical-align="middle" draw:auto-grow-height="false" fo:min-height="3.54cm" fo:min-width="3.29cm" fo:padding-top="0.23cm" fo:padding-bottom="0.23cm" fo:padding-left="0.355cm" fo:padding-right="0.35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211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974cm" fo:min-width="0cm"/>
    </style:style>
    <style:style style:name="gr8" style:family="graphic" style:parent-style-name="standard">
      <style:graphic-properties draw:stroke="none" draw:fill="none" fo:min-height="5.97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text-properties fo:color="#0000ff" style:font-name="Arial Black" fo:font-size="120pt" style:font-size-asian="120pt" style:font-size-complex="120pt"/>
    </style:style>
    <style:style style:name="P3" style:family="paragraph">
      <style:text-properties fo:color="#0000ff" style:font-name="Arial Black" fo:font-size="120pt" fo:font-weight="normal"/>
    </style:style>
    <style:style style:name="P4" style:family="paragraph">
      <loext:graphic-properties draw:fill="none" draw:fill-color="#ffffff"/>
      <style:text-properties fo:color="#0000ff" style:font-name="Arial Black" fo:font-size="120pt" fo:font-weight="normal"/>
    </style:style>
    <style:style style:name="P5" style:family="paragraph">
      <loext:graphic-properties draw:fill="none"/>
    </style:style>
    <style:style style:name="T1" style:family="text">
      <style:text-properties fo:color="#0000ff" style:font-name="Arial Black" fo:font-size="120pt" style:font-size-asian="120pt" style:font-size-complex="120pt"/>
    </style:style>
    <style:style style:name="T2" style:family="text">
      <style:text-properties fo:color="#0000ff" style:font-name="Arial Black" fo:font-size="120pt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cm" svg:height="5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4cm" svg:x="1.5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cm" svg:height="5cm" svg:x="6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cm" svg:height="4cm" svg:x="6.5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cm" svg:height="5cm" svg:x="1cm" svg:y="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cm" svg:height="4cm" svg:x="1.5cm" svg:y="6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cm" svg:height="5cm" svg:x="6cm" svg:y="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cm" svg:height="4cm" svg:x="6.5cm" svg:y="6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cm" svg:height="5cm" svg:x="1cm" svg:y="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cm" svg:height="4cm" svg:x="1.5cm" svg:y="1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cm" svg:height="5cm" svg:x="6cm" svg:y="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cm" svg:height="4cm" svg:x="6.5cm" svg:y="1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cm" svg:height="5cm" svg:x="1cm" svg:y="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cm" svg:height="4cm" svg:x="1.5cm" svg:y="16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cm" svg:height="5cm" svg:x="6cm" svg:y="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cm" svg:height="4cm" svg:x="6.5cm" svg:y="16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cm" svg:height="5cm" svg:x="1cm" svg:y="2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cm" svg:height="4cm" svg:x="1.5cm" svg:y="2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cm" svg:height="5cm" svg:x="6cm" svg:y="2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cm" svg:height="4cm" svg:x="6.5cm" svg:y="21.5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3.3cm" svg:height="6.461cm" svg:x="1.85cm" svg:y="0.359cm">
          <draw:text-box>
            <text:p><text:span text:style-name="T1">0</text:span></text:p>
          </draw:text-box>
        </draw:frame>
        <draw:frame draw:style-name="gr6" draw:text-style-name="P4" draw:layer="layout" svg:width="3.326cm" svg:height="6.224cm" svg:x="1.865cm" svg:y="5.19cm">
          <draw:text-box>
            <text:p text:style-name="P3">2</text:p>
          </draw:text-box>
        </draw:frame>
        <draw:frame draw:style-name="gr7" draw:text-style-name="P4" draw:layer="layout" svg:width="3.326cm" svg:height="6.224cm" svg:x="6.818cm" svg:y="5.318cm">
          <draw:text-box>
            <text:p text:style-name="P3">3</text:p>
          </draw:text-box>
        </draw:frame>
        <draw:frame draw:style-name="gr6" draw:text-style-name="P4" draw:layer="layout" svg:width="3.326cm" svg:height="6.224cm" svg:x="1.762cm" svg:y="10.271cm">
          <draw:text-box>
            <text:p text:style-name="P3">4</text:p>
          </draw:text-box>
        </draw:frame>
        <draw:frame draw:style-name="gr6" draw:text-style-name="P4" draw:layer="layout" svg:width="3.326cm" svg:height="6.224cm" svg:x="6.818cm" svg:y="10.271cm">
          <draw:text-box>
            <text:p text:style-name="P3">5</text:p>
          </draw:text-box>
        </draw:frame>
        <draw:frame draw:style-name="gr6" draw:text-style-name="P4" draw:layer="layout" svg:width="3.326cm" svg:height="6.224cm" svg:x="1.762cm" svg:y="15.35cm">
          <draw:text-box>
            <text:p text:style-name="P3">6</text:p>
          </draw:text-box>
        </draw:frame>
        <draw:frame draw:style-name="gr6" draw:text-style-name="P4" draw:layer="layout" svg:width="3.326cm" svg:height="6.224cm" svg:x="6.818cm" svg:y="15.35cm">
          <draw:text-box>
            <text:p text:style-name="P3">7</text:p>
          </draw:text-box>
        </draw:frame>
        <draw:frame draw:style-name="gr6" draw:text-style-name="P4" draw:layer="layout" svg:width="3.326cm" svg:height="6.224cm" svg:x="1.865cm" svg:y="20.304cm">
          <draw:text-box>
            <text:p text:style-name="P3">8</text:p>
          </draw:text-box>
        </draw:frame>
        <draw:frame draw:style-name="gr6" draw:text-style-name="P4" draw:layer="layout" svg:width="3.326cm" svg:height="6.224cm" svg:x="6.842cm" svg:y="20.177cm">
          <draw:text-box>
            <text:p text:style-name="P3">9</text:p>
          </draw:text-box>
        </draw:frame>
        <draw:frame draw:style-name="gr8" draw:text-style-name="P5" draw:layer="layout" svg:width="3.326cm" svg:height="6.225cm" svg:x="6.842cm" svg:y="0.365cm">
          <draw:text-box>
            <text:p><text:span text:style-name="T2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3T15:52:44.873000000</meta:creation-date>
    <dc:date>2018-10-03T16:10:09.504000000</dc:date>
    <meta:editing-duration>PT17M24S</meta:editing-duration>
    <meta:editing-cycles>3</meta:editing-cycles>
    <meta:generator>LibreOffice/6.0.5.2$Windows_x86 LibreOffice_project/54c8cbb85f300ac59db32fe8a675ff7683cd5a16</meta:generator>
    <meta:document-statistic meta:object-count="30"/>
  </office:meta>
</office:document-meta>
</file>